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2fa5" officeooo:paragraph-rsid="001a2fa5"/>
    </style:style>
    <style:style style:name="P2" style:family="paragraph" style:parent-style-name="Standard">
      <style:text-properties officeooo:rsid="001b5e03" officeooo:paragraph-rsid="001b5e03"/>
    </style:style>
    <style:style style:name="P3" style:family="paragraph" style:parent-style-name="Standard">
      <style:text-properties officeooo:rsid="001b5e03" officeooo:paragraph-rsid="001d4c28"/>
    </style:style>
    <style:style style:name="P4" style:family="paragraph" style:parent-style-name="Standard">
      <style:text-properties officeooo:rsid="001d4c28" officeooo:paragraph-rsid="001d4c28"/>
    </style:style>
    <style:style style:name="P5" style:family="paragraph" style:parent-style-name="Standard">
      <style:text-properties officeooo:rsid="001e12d7" officeooo:paragraph-rsid="001e12d7"/>
    </style:style>
    <style:style style:name="P6" style:family="paragraph" style:parent-style-name="Standard">
      <style:text-properties officeooo:rsid="001e8f7c" officeooo:paragraph-rsid="001e8f7c"/>
    </style:style>
    <style:style style:name="T1" style:family="text">
      <style:text-properties officeooo:rsid="001b5e03"/>
    </style:style>
    <style:style style:name="T2" style:family="text">
      <style:text-properties officeooo:rsid="001d4c28"/>
    </style:style>
    <style:style style:name="T3" style:family="text">
      <style:text-properties officeooo:rsid="001e12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dfof Angel</text:p>
      <text:p text:style-name="P1"/>
      <text:p text:style-name="P1">Kind of users :</text:p>
      <text:p text:style-name="P1">1<text:tab/>Non register user, he only can register</text:p>
      <text:p text:style-name="P1">2<text:tab/>Register User: </text:p>
      <text:p text:style-name="P1"><text:tab/><text:tab/><text:tab/><text:span text:style-name="T1">struct</text:span>.(DNI(unico), Pasword(podemos poner las restricciones q queramos + d 6 <text:tab/><text:tab/><text:tab/>letras etc)) </text:p>
      <text:p text:style-name="P1">3 <text:tab/>Admin: <text:s/>accept or reject new users</text:p>
      <text:p text:style-name="P1"><text:tab/><text:tab/><text:span text:style-name="T2">can ban/unban users, if a group leader is ban, nothing happen, he will still in their group description, because he could be unban in the future.</text:span></text:p>
      <text:p text:style-name="P1"/>
      <text:p text:style-name="P4">If a user is ban, the project that he has vote for, will lose 1 vote</text:p>
      <text:p text:style-name="P4"/>
      <text:p text:style-name="P5">The admin can accept or reject a project (he must give a reason --→ send notification to the owner), if it is accepted, he must fix the min number of votes for each individual project</text:p>
      <text:p text:style-name="P1"><text:tab/><text:tab/></text:p>
      <text:p text:style-name="P1"/>
      <text:p text:style-name="P1"/>
      <text:p text:style-name="P1">Group</text:p>
      <text:p text:style-name="P4"/>
      <text:p text:style-name="P4">A user creates a group where all the rest can join <text:span text:style-name="T3">(unlimited number of groups)</text:span></text:p>
      <text:p text:style-name="P1">All group are public</text:p>
      <text:p text:style-name="P1">there are no chats</text:p>
      <text:p text:style-name="P1"><text:span text:style-name="T1">struct</text:span>.<text:span text:style-name="T1">(name(unico), name of the onwer), </text:span></text:p>
      <text:p text:style-name="P2">the group’s onwer is not part of the group (is a moral <text:span text:style-name="T2">member</text:span>)</text:p>
      <text:p text:style-name="P2"><text:tab/>can not pass his privileges to other user</text:p>
      <text:p text:style-name="P2"><text:tab/>can not delete others from the group</text:p>
      <text:p text:style-name="P2"><text:tab/>Is include in the subgroups of the group(alw<text:span text:style-name="T2">a</text:span>ys in) </text:p>
      <text:p text:style-name="P5">You can no be member of a group and a subgroup unless there are sibling groups </text:p>
      <text:p text:style-name="P1"/>
      <text:p text:style-name="P2">Notificaciones</text:p>
      <text:p text:style-name="P6">You can subscribe to a group or not, the owner is subscribed by default, but he can unsubscribed.</text:p>
      <text:p text:style-name="P6"/>
      <text:p text:style-name="P2"/>
      <text:p text:style-name="P2">Proyectos</text:p>
      <text:p text:style-name="P2"/>
      <text:p text:style-name="P3">Users vote for a project, <text:span text:style-name="T2">if the group owner vote for a project, the project will have a vote for each group menber.(including subgroups)</text:span></text:p>
      <text:p text:style-name="P3"/>
      <text:p text:style-name="P3">.<text:span text:style-name="T3">struct(title 25chars, description 500 chars,desired money, real money, owner(if a a group-- they must have the same name, and all their votes when creating the project), kind (social, Infrastructure) , cityhall id, votes, bool accept or reject by the city hall, min number of votes)</text:span></text:p>
      <text:p text:style-name="P3"/>
      <text:p text:style-name="P5">Social, apart from the rest, it have a social name, can be native or foreign </text:p>
      <text:p text:style-name="P5">Infrastructure, must contain an image, and a district </text:p>
      <text:p text:style-name="P5"/>
      <text:p text:style-name="P5">The project have 30 days after it is accepted by one admin to get the min votes, then the owner must send it to the city hall(reciving the city hall id), if accepted, they will set the real money, the owner can see the status with the id.</text:p>
      <text:p text:style-name="P5"/>
      <text:p text:style-name="P6">LOGIN</text:p>
      <text:p text:style-name="P6">if the user fails, we have to give the exact reason, bad password, bad mail ect… </text:p>
      <text:p text:style-name="P6"><text:soft-page-break/>we can put the restriction that we want… must have 1 Capital char + numbers etc</text:p>
      <text:p text:style-name="P3"/>
      <text:p text:style-name="P3"><text:span text:style-name="T2"><text:s/>INTERFACE</text:span></text:p>
      <text:p text:style-name="P6">we can made a free interface</text:p>
      <text:p text:style-name="P6"/>
      <text:p text:style-name="P6">Reports</text:p>
      <text:p text:style-name="P6">of a group: You must support a project as individual, to get a report of the project(can see the total number of votes)</text:p>
      <text:p text:style-name="P6"/>
      <text:p text:style-name="P6">Afinitive reports : you must belong to both groups, you can see the afinitive number</text:p>
      <text:p text:style-name="P6"/>
      <text:p text:style-name="P6">(N12 +N21)/(N1+N2)</text:p>
      <text:p text:style-name="P6"/>
      <text:p text:style-name="P6">N12 number of people that are in group 1 an support the projects founded by the group 2</text:p>
      <text:p text:style-name="P6">N1 number of users that are in group 1</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09:00:02.706367825</meta:creation-date>
    <dc:date>2020-02-07T09:53:17.476003196</dc:date>
    <meta:editing-duration>PT8M24S</meta:editing-duration>
    <meta:editing-cycles>1</meta:editing-cycles>
    <meta:document-statistic meta:table-count="0" meta:image-count="0" meta:object-count="0" meta:page-count="2" meta:paragraph-count="39" meta:word-count="464" meta:character-count="2519" meta:non-whitespace-character-count="2070"/>
    <meta:generator>LibreOffice/6.0.7.3$Linux_X86_64 LibreOffice_project/00m0$Build-3</meta:generator>
  </office:meta>
</office:document-meta>
</file>